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normal" style:list-style-name="WWNum4">
      <style:paragraph-properties fo:margin-left="1.27cm" fo:margin-right="0cm" fo:text-align="justify" style:justify-single-word="false" fo:text-indent="-0.635cm" style:auto-text-indent="false"/>
    </style:style>
    <style:style style:name="P2" style:family="paragraph" style:parent-style-name="normal" style:list-style-name="WWNum4" style:master-page-name="Standard">
      <style:paragraph-properties fo:margin-left="1.27cm" fo:margin-right="0cm" fo:text-align="justify" style:justify-single-word="false" fo:text-indent="-0.635cm" style:auto-text-indent="false" style:page-number="1"/>
    </style:style>
    <style:style style:name="P3" style:family="paragraph" style:parent-style-name="normal">
      <style:paragraph-properties fo:margin-left="1.27cm" fo:margin-right="0cm" fo:text-align="justify" style:justify-single-word="false" fo:text-indent="0cm" style:auto-text-indent="false"/>
    </style:style>
    <style:style style:name="P4" style:family="paragraph" style:parent-style-name="normal">
      <style:paragraph-properties fo:margin-left="1.27cm" fo:margin-right="0cm" fo:text-align="justify" style:justify-single-word="false" fo:text-indent="1.27cm" style:auto-text-indent="false"/>
    </style:style>
    <style:style style:name="P5" style:family="paragraph" style:parent-style-name="normal" style:list-style-name="WWNum5">
      <style:paragraph-properties fo:margin-left="2.54cm" fo:margin-right="0cm" fo:text-align="justify" style:justify-single-word="false" fo:text-indent="-0.635cm" style:auto-text-indent="false"/>
    </style:style>
    <style:style style:name="P6" style:family="paragraph" style:parent-style-name="normal" style:list-style-name="WWNum2">
      <style:paragraph-properties fo:margin-left="2.54cm" fo:margin-right="0cm" fo:text-align="justify" style:justify-single-word="false" fo:text-indent="-0.635cm" style:auto-text-indent="false"/>
    </style:style>
    <style:style style:name="P7" style:family="paragraph" style:parent-style-name="normal" style:list-style-name="WWNum6">
      <style:paragraph-properties fo:margin-left="3.81cm" fo:margin-right="0cm" fo:text-align="justify" style:justify-single-word="false" fo:text-indent="-0.635cm" style:auto-text-indent="false"/>
    </style:style>
    <style:style style:name="P8" style:family="paragraph" style:parent-style-name="normal" style:list-style-name="WWNum1">
      <style:paragraph-properties fo:margin-left="5.08cm" fo:margin-right="0cm" fo:text-align="justify" style:justify-single-word="false" fo:text-indent="-0.635cm" style:auto-text-indent="false"/>
    </style:style>
    <style:style style:name="P9" style:family="paragraph" style:parent-style-name="normal" style:list-style-name="WWNum3">
      <style:paragraph-properties fo:margin-left="3.81cm" fo:margin-right="0cm" fo:text-align="justify" style:justify-single-word="false" fo:text-indent="-0.635cm" style:auto-text-indent="false"/>
    </style:style>
    <style:style style:name="P10" style:family="paragraph" style:parent-style-name="normal">
      <style:paragraph-properties fo:text-align="justify" style:justify-single-word="false"/>
    </style:style>
    <style:style style:name="P11" style:family="paragraph" style:parent-style-name="normal">
      <style:paragraph-properties fo:text-align="justify" style:justify-single-word="false"/>
      <style:text-properties fo:font-size="14pt" style:font-size-asian="14pt" style:font-size-complex="14pt"/>
    </style:style>
    <style:style style:name="P12" style:family="paragraph" style:parent-style-name="normal">
      <style:paragraph-properties fo:margin-left="1.27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13" style:family="paragraph" style:parent-style-name="normal">
      <style:paragraph-properties fo:line-height="125%" fo:text-align="justify" style:justify-single-word="false"/>
    </style:style>
    <style:style style:name="P14" style:family="paragraph" style:parent-style-name="normal">
      <style:paragraph-properties fo:margin-left="2.54cm" fo:margin-right="0cm" fo:line-height="125%" fo:text-align="justify" style:justify-single-word="false" fo:text-indent="0cm" style:auto-text-indent="false"/>
    </style:style>
    <style:style style:name="P15" style:family="paragraph" style:parent-style-name="normal">
      <style:paragraph-properties fo:margin-left="2.54cm" fo:margin-right="0cm" fo:line-height="125%" fo:text-align="justify" style:justify-single-word="false" fo:text-indent="0cm" style:auto-text-indent="false"/>
      <style:text-properties fo:color="#333333" loext:opacity="100%" style:font-name="Courier New" fo:font-size="9pt" style:font-name-asian="Courier New1" style:font-size-asian="9pt" style:font-name-complex="Courier New1" style:font-size-complex="9pt"/>
    </style:style>
    <style:style style:name="P16" style:family="paragraph" style:parent-style-name="normal">
      <style:paragraph-properties fo:margin-left="1.27cm" fo:margin-right="0cm" fo:text-align="justify" style:justify-single-word="false" fo:text-indent="1.27cm" style:auto-text-indent="false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ff" loext:opacity="100%" style:font-name="Courier New" fo:font-size="9pt" style:font-name-asian="Courier New1" style:font-size-asian="9pt" style:font-name-complex="Courier New1" style:font-size-complex="9pt"/>
    </style:style>
    <style:style style:name="T3" style:family="text">
      <style:text-properties fo:color="#006fe0" loext:opacity="100%" style:font-name="Courier New" fo:font-size="9pt" style:font-name-asian="Courier New1" style:font-size-asian="9pt" style:font-name-complex="Courier New1" style:font-size-complex="9pt"/>
    </style:style>
    <style:style style:name="T4" style:family="text">
      <style:text-properties fo:color="#333333" loext:opacity="100%" style:font-name="Courier New" fo:font-size="9pt" style:font-name-asian="Courier New1" style:font-size-asian="9pt" style:font-name-complex="Courier New1" style:font-size-complex="9pt"/>
    </style:style>
    <style:style style:name="T5" style:family="text">
      <style:text-properties fo:color="#008080" loext:opacity="100%" style:font-name="Courier New" fo:font-size="9pt" style:font-name-asian="Courier New1" style:font-size-asian="9pt" style:font-name-complex="Courier New1" style:font-size-complex="9pt"/>
    </style:style>
    <style:style style:name="T6" style:family="text">
      <style:text-properties fo:color="#ff00ff" loext:opacity="100%" style:font-name="Courier New" fo:font-size="9pt" style:font-name-asian="Courier New1" style:font-size-asian="9pt" style:font-name-complex="Courier New1" style:font-size-complex="9pt"/>
    </style:style>
    <style:style style:name="T7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89254968" text:style-name="WWNum4">
        <text:list-item>
          <text:p text:style-name="P2"><text:span text:style-name="T1">Provide an example that defines and demonstrates the use of SQL functions.</text:span></text:p>
        </text:list-item>
      </text:list>
      <text:p text:style-name="P11"/>
      <text:p text:style-name="P3"><text:span text:style-name="T1">User-defined functions in SQL Server are custom functions created by users to perform specific tasks. They can accept parameters, execute a block of SQL code, and return a single value or a table result set.</text:span></text:p>
      <text:p text:style-name="P12"/>
      <text:p text:style-name="P12"/>
      <text:p text:style-name="P12"/>
      <text:p text:style-name="P13"><text:span text:style-name="T2"><text:tab/><text:tab/>CREATE</text:span><text:span text:style-name="T3"> </text:span><text:span text:style-name="T2">FUNCTION</text:span><text:span text:style-name="T3"> </text:span><text:span text:style-name="T4">[</text:span><text:span text:style-name="T5">database_name</text:span><text:span text:style-name="T4">.]</text:span><text:span text:style-name="T6">function_name </text:span><text:span text:style-name="T4">(</text:span><text:span text:style-name="T2">parameters</text:span><text:span text:style-name="T4">)</text:span></text:p>
      <text:p text:style-name="P14"><text:span text:style-name="T2">RETURNS</text:span><text:span text:style-name="T3"> </text:span><text:span text:style-name="T5">data_type</text:span><text:span text:style-name="T3"> </text:span><text:span text:style-name="T2">AS</text:span></text:p>
      <text:p text:style-name="P14"><text:span text:style-name="T2">BEGIN</text:span></text:p>
      <text:p text:style-name="P14"><text:span text:style-name="T3"><text:s text:c="4"/></text:span><text:span text:style-name="T2">SQL</text:span><text:span text:style-name="T3"> </text:span><text:span text:style-name="T5">statements</text:span></text:p>
      <text:p text:style-name="P14"><text:span text:style-name="T3"><text:s text:c="4"/></text:span><text:span text:style-name="T2">RETURN</text:span><text:span text:style-name="T3"> </text:span><text:span text:style-name="T2">value</text:span></text:p>
      <text:p text:style-name="P14"><text:span text:style-name="T2">END</text:span><text:span text:style-name="T4">;</text:span></text:p>
      <text:p text:style-name="P14"><text:span text:style-name="T3"><text:s text:c="4"/></text:span></text:p>
      <text:p text:style-name="P14"><text:span text:style-name="T2">ALTER</text:span><text:span text:style-name="T3"> </text:span><text:span text:style-name="T2">FUNCTION</text:span><text:span text:style-name="T3"> </text:span><text:span text:style-name="T4">[</text:span><text:span text:style-name="T5">database_name</text:span><text:span text:style-name="T4">.]</text:span><text:span text:style-name="T6">function_name </text:span><text:span text:style-name="T4">(</text:span><text:span text:style-name="T2">parameters</text:span><text:span text:style-name="T4">)</text:span></text:p>
      <text:p text:style-name="P14"><text:span text:style-name="T2">RETURNS</text:span><text:span text:style-name="T3"> </text:span><text:span text:style-name="T5">data_type</text:span><text:span text:style-name="T3"> </text:span><text:span text:style-name="T2">AS</text:span></text:p>
      <text:p text:style-name="P14"><text:span text:style-name="T2">BEGIN</text:span></text:p>
      <text:p text:style-name="P14"><text:span text:style-name="T3"><text:s text:c="4"/></text:span><text:span text:style-name="T2">SQL</text:span><text:span text:style-name="T3"> </text:span><text:span text:style-name="T5">statements</text:span></text:p>
      <text:p text:style-name="P14"><text:span text:style-name="T3"><text:s text:c="4"/></text:span><text:span text:style-name="T2">RETURN</text:span><text:span text:style-name="T3"> </text:span><text:span text:style-name="T2">value</text:span></text:p>
      <text:p text:style-name="P14"><text:span text:style-name="T2">END</text:span><text:span text:style-name="T4">;</text:span></text:p>
      <text:p text:style-name="P14"><text:span text:style-name="T3"><text:s text:c="4"/></text:span></text:p>
      <text:p text:style-name="P14"><text:span text:style-name="T2">DROP</text:span><text:span text:style-name="T3"> </text:span><text:span text:style-name="T2">FUNCTION</text:span><text:span text:style-name="T3"> </text:span><text:span text:style-name="T4">[</text:span><text:span text:style-name="T5">database_name</text:span><text:span text:style-name="T4">.]</text:span><text:span text:style-name="T5">function_name</text:span><text:span text:style-name="T4">;</text:span></text:p>
      <text:p text:style-name="P15"/>
      <text:p text:style-name="P15"/>
      <text:p text:style-name="P4"><text:span text:style-name="T7">CREATE FUNCTION test_123 (name varchar(50))</text:span></text:p>
      <text:p text:style-name="P4"><text:span text:style-name="T7">RETURNS INT </text:span></text:p>
      <text:p text:style-name="P4"><text:span text:style-name="T7">AS $$</text:span></text:p>
      <text:p text:style-name="P4"><text:span text:style-name="T7">BEGIN</text:span></text:p>
      <text:p text:style-name="P3"><text:span text:style-name="T7"><text:s text:c="3"/><text:tab/>RETURN 12;</text:span></text:p>
      <text:p text:style-name="P4"><text:span text:style-name="T7">END ; $$ language plpgsql;</text:span></text:p>
      <text:p text:style-name="P4"><text:span text:style-name="T1"/></text:p>
      <text:p text:style-name="P16">SELECT test_123('1')</text:p>
      <text:p text:style-name="P12"/>
      <text:p text:style-name="P12"/>
      <text:list xml:id="list143644320090389" text:continue-numbering="true" text:style-name="WWNum4">
        <text:list-item>
          <text:p text:style-name="P1"><text:span text:style-name="T1">Explain the translation attribute of fields and its impact at the SQL level.</text:span></text:p>
        </text:list-item>
      </text:list>
      <text:p text:style-name="P11"/>
      <text:p text:style-name="P3"><text:soft-page-break/><text:span text:style-name="T1">Odoo uses PostgreSQL as its database and manages translations using a specific table: ir_translation. When you mark a field as translatable, Odoo stores the translations in this table instead of directly storing them in the main table where the original record is stored.</text:span></text:p>
      <text:p text:style-name="P11"/>
      <text:list xml:id="list1826065391" text:style-name="WWNum5">
        <text:list-item>
          <text:p text:style-name="P5"><text:span text:style-name="T1">Separate Table for Translations: Odoo does not store translations in the main model’s table but uses the ir_translation table to manage them.</text:span></text:p>
        </text:list-item>
      </text:list>
      <text:p text:style-name="P11"/>
      <text:list xml:id="list143642853000047" text:continue-numbering="true" text:style-name="WWNum5">
        <text:list-item>
          <text:p text:style-name="P5"><text:span text:style-name="T1">Query Performance: Each time a translatable field is requested, Odoo must perform a query to ir_translation to fetch the correct value for the desired language, which can add some overhead in large-scale multilingual systems.</text:span></text:p>
        </text:list-item>
        <text:list-item>
          <text:p text:style-name="P5"><text:span text:style-name="T1">Language Flexibility: This mechanism allows Odoo to dynamically switch between languages and show the appropriate translations to the user without altering the original data in the main tables.</text:span></text:p>
        </text:list-item>
      </text:list>
      <text:p text:style-name="P11"/>
      <text:list xml:id="list143644580134125" text:continue-list="list143644320090389" text:style-name="WWNum4">
        <text:list-item>
          <text:p text:style-name="P1"><text:span text:style-name="T1">What are the unique features of pgAdmin?</text:span></text:p>
        </text:list-item>
      </text:list>
      <text:p text:style-name="P11"/>
      <text:list xml:id="list1592440115" text:style-name="WWNum2">
        <text:list-item>
          <text:p text:style-name="P6"><text:span text:style-name="T1">Query tool - Here we can write and run the query and see the query history.</text:span></text:p>
        </text:list-item>
      </text:list>
      <text:list xml:id="list3817057335" text:style-name="WWNum6">
        <text:list-item>
          <text:p text:style-name="P7"><text:span text:style-name="T1">When we select a query tool so many features come with it. Features are - </text:span></text:p>
        </text:list-item>
      </text:list>
      <text:list xml:id="list2968030425" text:style-name="WWNum1">
        <text:list-item>
          <text:p text:style-name="P8"><text:span text:style-name="T1">Execute script </text:span></text:p>
        </text:list-item>
        <text:list-item>
          <text:p text:style-name="P8"><text:span text:style-name="T1">Execute query</text:span></text:p>
        </text:list-item>
        <text:list-item>
          <text:p text:style-name="P8"><text:span text:style-name="T1">Open file</text:span></text:p>
        </text:list-item>
        <text:list-item>
          <text:p text:style-name="P8"><text:span text:style-name="T1">Save file</text:span></text:p>
        </text:list-item>
      </text:list>
      <text:p text:style-name="P11"/>
      <text:list xml:id="list143644537732402" text:continue-list="list1592440115" text:style-name="WWNum2">
        <text:list-item>
          <text:p text:style-name="P6"><text:span text:style-name="T1">Scratch Pads - This is helpful for storing the pieces of text as you work with queries instead of having to add them to a query or another external editor.</text:span></text:p>
        </text:list-item>
      </text:list>
      <text:p text:style-name="P11"/>
      <text:list xml:id="list143643436691861" text:continue-numbering="true" text:style-name="WWNum2">
        <text:list-item>
          <text:p text:style-name="P6"><text:soft-page-break/><text:span text:style-name="T1">Message - <text:s/>It is located at the bottom of the window and gives the success message when the query successfully runs.</text:span></text:p>
        </text:list-item>
      </text:list>
      <text:p text:style-name="P11"/>
      <text:list xml:id="list143643151396045" text:continue-numbering="true" text:style-name="WWNum2">
        <text:list-item>
          <text:p text:style-name="P6"><text:span text:style-name="T1"><text:s/>Data Output - It is located at the bottom of the window and shows the postgres table <text:s/>to the user.</text:span></text:p>
        </text:list-item>
      </text:list>
      <text:p text:style-name="P11"/>
      <text:list xml:id="list143642899836578" text:continue-numbering="true" text:style-name="WWNum2">
        <text:list-item>
          <text:p text:style-name="P6"><text:span text:style-name="T1">Save results to the file - <text:s/>we can save the desired table result into the csv file</text:span></text:p>
        </text:list-item>
      </text:list>
      <text:p text:style-name="P11"/>
      <text:list xml:id="list143642875549877" text:continue-numbering="true" text:style-name="WWNum2">
        <text:list-item>
          <text:p text:style-name="P6"><text:span text:style-name="T1">Edit features - </text:span></text:p>
        </text:list-item>
      </text:list>
      <text:list xml:id="list1468303176" text:style-name="WWNum3">
        <text:list-item>
          <text:p text:style-name="P9"><text:span text:style-name="T1">Find - find by keywords,</text:span></text:p>
        </text:list-item>
        <text:list-item>
          <text:p text:style-name="P9"><text:span text:style-name="T1">Indent selection - correct the indentation</text:span></text:p>
        </text:list-item>
        <text:list-item>
          <text:p text:style-name="P9"><text:span text:style-name="T1">Unindent selection </text:span></text:p>
        </text:list-item>
        <text:list-item>
          <text:p text:style-name="P9"><text:span text:style-name="T1">Format - format all the queries</text:span></text:p>
        </text:list-item>
        <text:list-item>
          <text:p text:style-name="P9"><text:span text:style-name="T1">Clear query - clear all the queries written.</text:span></text:p>
        </text:list-item>
      </text:list>
      <text:p text:style-name="P11"/>
      <text:p text:style-name="P11"/>
      <text:list xml:id="list143644409969253" text:continue-list="list143644580134125" text:style-name="WWNum4">
        <text:list-item>
          <text:p text:style-name="P1"><text:span text:style-name="T1">Prepare the steps to configure pgAdmin.</text:span></text:p>
        </text:list-item>
      </text:list>
      <text:p text:style-name="P10"><text:span text:style-name="T1"><text:s text:c="7"/></text:span></text:p>
      <text:p text:style-name="P10"><text:span text:style-name="T1"><text:s text:c="5"/>Step1 - sudo apt install snapd</text:span></text:p>
      <text:p text:style-name="P10"><text:span text:style-name="T1"><text:s text:c="5"/>Step2 - sudo snap install pgadmin4 <text:s text:c="2"/></text:span></text:p>
      <text:p text:style-name="P10"><text:span text:style-name="T1"><text:s text:c="5"/>Step3 - Set the parameters like name, host name, username, password, <text:s/></text:span></text:p>
      <text:p text:style-name="P10"><text:span text:style-name="T1"><text:s text:c="20"/>master password, </text:span></text:p>
      <text:p text:style-name="P11"/>
      <text:p text:style-name="P10"><text:span text:style-name="T1"><text:s text:c="156"/></text:span></text:p>
      <text:p text:style-name="P10"><text:span text:style-name="T1"><text:s text:c="2"/></text:span></text:p>
      <text:p text:style-name="P11"/>
      <text:p text:style-name="P11"/>
      <text:p text:style-name="P11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5.2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❖" style:num-suffix="❖" text:bullet-char="❖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20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23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24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2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2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27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❖" style:num-suffix="❖" text:bullet-char="❖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47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50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51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5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5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54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3T14:36:42.660340922</dc:date>
    <meta:editing-duration>PT41S</meta:editing-duration>
    <meta:editing-cycles>1</meta:editing-cycles>
    <meta:document-statistic meta:table-count="0" meta:image-count="0" meta:object-count="0" meta:page-count="3" meta:paragraph-count="54" meta:word-count="453" meta:character-count="2894" meta:non-whitespace-character-count="2268"/>
    <meta:generator>LibreOffice/7.3.7.2$Linux_X86_64 LibreOffice_project/30$Build-2</meta:generator>
  </office:meta>
</office:document-meta>
</file>